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text-align="center" style:justify-single-word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529cm" fo:margin-bottom="0.661cm" style:contextual-spacing="false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.397cm" fo:margin-bottom="0.247cm" style:contextual-spacing="false" fo:text-align="justify" style:justify-single-word="false" fo:text-indent="0cm" style:auto-text-indent="false"/>
    </style:style>
    <style:style style:name="P4" style:family="paragraph" style:parent-style-name="Preformatted_20_Text">
      <loext:graphic-properties draw:fill="solid" draw:fill-color="#f8f9fa" draw:opacity="100%"/>
      <style:paragraph-properties fo:margin-left="0cm" fo:margin-right="0cm" fo:margin-top="0.265cm" fo:margin-bottom="0.247cm" style:contextual-spacing="false" fo:text-indent="0cm" style:auto-text-indent="false" fo:background-color="#f8f9fa" fo:padding-left="0cm" fo:padding-right="0cm" fo:padding-top="0.397cm" fo:padding-bottom="0.397cm" fo:border-left="none" fo:border-right="none" fo:border-top="0.74pt solid #dddddd" fo:border-bottom="0.74pt solid #dddddd"/>
    </style:style>
    <style:style style:name="P5" style:family="paragraph" style:parent-style-name="Preformatted_20_Text">
      <loext:graphic-properties draw:fill="solid" draw:fill-color="#f8f9fa" draw:opacity="100%"/>
      <style:paragraph-properties fo:margin-top="0.265cm" fo:margin-bottom="0.247cm" style:contextual-spacing="false" fo:background-color="#f8f9fa" fo:padding-left="0cm" fo:padding-right="0cm" fo:padding-top="0.397cm" fo:padding-bottom="0.397cm" fo:border-left="none" fo:border-right="none" fo:border-top="0.74pt solid #dddddd" fo:border-bottom="0.74pt solid #dddddd"/>
    </style:style>
    <style:style style:name="T1" style:family="text">
      <style:text-properties fo:color="#228b22" loext:opacity="100%" loext:padding-left="0.397cm" loext:padding-right="0cm" loext:padding-top="0cm" loext:padding-bottom="0.529cm" loext:border-left="3pt solid #2e8b57" loext:border-right="none" loext:border-top="none" loext:border-bottom="0.06pt dashed #eeeeee"/>
    </style:style>
    <style:style style:name="T2" style:family="text">
      <style:text-properties loext:padding-left="0.397cm" loext:padding-right="0cm" loext:padding-top="0cm" loext:padding-bottom="0.529cm" loext:border-left="3pt solid #2e8b57" loext:border-right="none" loext:border-top="none" loext:border-bottom="0.06pt dashed #eeeeee"/>
    </style:style>
    <style:style style:name="T3" style:family="text">
      <style:text-properties fo:color="#333333" loext:opacity="100%" fo:background-color="#f8f9fa" loext:char-shading-value="0" loext:padding-left="0cm" loext:padding-right="0cm" loext:padding-top="0.265cm" loext:padding-bottom="0.265cm" loext:border-left="none" loext:border-right="none" loext:border-top="0.74pt dashed #cccccc" loext:border-bottom="0.74pt dashed #cccccc"/>
    </style:style>
    <style:style style:name="T4" style:family="text">
      <style:text-properties fo:color="#006400" loext:opacity="100%" fo:font-family="'Courier New', Courier, monospace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de Exercícios: Estruturas Condicionais</text:h>
      <text:p text:style-name="P2"><text:span text:style-name="Strong_20_Emphasis"><text:span text:style-name="T1">Exercício 1: Par ou Ímpar</text:span></text:span><text:span text:style-name="T2"><text:line-break/>(Complexidade: Baixa) - Crie um algoritmo que determine se um número fornecido é par ou ímpar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um número: 10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O número 10 é par.</text:span></text:span></text:p>
      <text:p text:style-name="P2"><text:span text:style-name="Strong_20_Emphasis"><text:span text:style-name="T1">Exercício 2: Iguais ou Diferentes</text:span></text:span><text:span text:style-name="T2"><text:line-break/>(Complexidade: Baixa) - Faça um algoritmo que leia dois números e indique se são iguais ou se são diferentes. Mostre o maior e o menor (nesta sequência)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o primeiro número: 5</text:span></text:span></text:p>
      <text:p text:style-name="P5"><text:span text:style-name="Source_20_Text"><text:span text:style-name="T4">Digite o segundo número: 10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Os números são diferentes. O maior é 10 e o menor é 5.</text:span></text:span></text:p>
      <text:p text:style-name="P2"><text:soft-page-break/><text:span text:style-name="Strong_20_Emphasis"><text:span text:style-name="T1">Exercício 3: Vogal ou Consoante</text:span></text:span><text:span text:style-name="T2"><text:line-break/>(Complexidade: Baixa) - Peça ao usuário para digitar uma letra. O programa deve verificar se é uma vogal (A, E, I, O, U) ou uma consoante. Considere maiúsculas e minúsculas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uma letra: a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É uma vogal.</text:span></text:span></text:p>
      <text:p text:style-name="P2"><text:span text:style-name="Strong_20_Emphasis"><text:span text:style-name="T1">Exercício 4: Positivo, Negativo ou Zero</text:span></text:span><text:span text:style-name="T2"><text:line-break/>(Complexidade: Baixa) - Leia um número e informe se ele é positivo, negativo ou neutro (zero)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um número: -5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O número é negativo.</text:span></text:span></text:p>
      <text:p text:style-name="P2"><text:span text:style-name="Strong_20_Emphasis"><text:span text:style-name="T1">Exercício 5: Conversor de Notas (Conceito)</text:span></text:span><text:span text:style-name="T2"><text:line-break/>(Complexidade: Baixa) - Converta nota numérica (0-10) em conceito:<text:line-break/>- 9 a 10: A<text:line-break/>- 7 a 8.9: B<text:line-break/></text:span><text:soft-page-break/><text:span text:style-name="T2">- 5 a 6.9: C<text:line-break/>- Menor que 5: D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Nota: 8.5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Conceito B.</text:span></text:span></text:p>
      <text:p text:style-name="P2"><text:span text:style-name="Strong_20_Emphasis"><text:span text:style-name="T1">Exercício 6: Preço da Passagem</text:span></text:span><text:span text:style-name="T2"><text:line-break/>(Complexidade: Baixa) - Cobre R$ 0,50 por km para viagens de até 200km e R$ 0,45 para viagens mais longas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stância: 300km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Preço da passagem: R$ 135.00</text:span></text:span></text:p>
      <text:p text:style-name="P2"><text:span text:style-name="Strong_20_Emphasis"><text:span text:style-name="T1">Exercício 7: Validação de Mês</text:span></text:span><text:span text:style-name="T2"><text:line-break/>(Complexidade: Baixa) - Leia um número (1-12) e diga o nome do mês. Se for inválido, diga "Mês inexistente". Use Switch/Case se a linguagem permitir, ou Ifs.</text:span></text:p>
      <text:p text:style-name="P3"><text:span text:style-name="Strong_20_Emphasis"><text:span text:style-name="T3">Exemplo de Interação:</text:span></text:span></text:p>
      <text:p text:style-name="P4"><text:soft-page-break/><text:span text:style-name="Source_20_Text"><text:span text:style-name="T4">Número: 13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Mês inexistente.</text:span></text:span></text:p>
      <text:p text:style-name="P2"><text:span text:style-name="Strong_20_Emphasis"><text:span text:style-name="T1">Exercício 8: Turno de Estudo</text:span></text:span><text:span text:style-name="T2"><text:line-break/>(Complexidade: Baixa) - Pergunte em que turno você estuda. Digite M para Matutino, V para Vespertino ou N para Noturno. Imprima "Bom Dia!", "Boa Tarde!" ou "Boa Noite!"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Turno: M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Bom Dia!</text:span></text:span></text:p>
      <text:p text:style-name="P2"><text:span text:style-name="Strong_20_Emphasis"><text:span text:style-name="T1">Exercício 9: Desconto Previdenciário (Teto)</text:span></text:span><text:span text:style-name="T2"><text:line-break/>(Complexidade: Média) - O desconto é de 11% do salário, mas o valor máximo de desconto é R$ 318,20. O algoritmo deve retornar o menor valor entre os dois cálculos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o salário: 4000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O desconto previdenciário é de R$ 318.20</text:span></text:span></text:p>
      <text:p text:style-name="P2"><text:soft-page-break/><text:span text:style-name="Strong_20_Emphasis"><text:span text:style-name="T1">Exercício 10: Dia da Semana</text:span></text:span><text:span text:style-name="T2"><text:line-break/>(Complexidade: Média) - Construa um algoritmo que leia um número inteiro de 1 a 7 e informe o dia da semana (1 = Domingo, 7 = Sábado)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um número de 1 a 7: 1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Domingo</text:span></text:span></text:p>
      <text:p text:style-name="P2"><text:span text:style-name="Strong_20_Emphasis"><text:span text:style-name="T1">Exercício 11: Faixa Etária Permitida</text:span></text:span><text:span text:style-name="T2"><text:line-break/>(Complexidade: Média) - Apenas pessoas com idade </text:span><text:span text:style-name="Strong_20_Emphasis"><text:span text:style-name="T1">maior ou igual a 18</text:span></text:span><text:span text:style-name="T2"> e </text:span><text:span text:style-name="Strong_20_Emphasis"><text:span text:style-name="T1">menor que 60</text:span></text:span><text:span text:style-name="T2"> podem entrar no evento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a idade: 20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Entrada permitida.</text:span></text:span></text:p>
      <text:p text:style-name="P2"><text:span text:style-name="Strong_20_Emphasis"><text:span text:style-name="T1">Exercício 12: Aprovado na Escola</text:span></text:span><text:span text:style-name="T2"><text:line-break/>(Complexidade: Média) - Aprovado se: </text:span><text:span text:style-name="Strong_20_Emphasis"><text:span text:style-name="T1">média &gt;= 7</text:span></text:span><text:span text:style-name="T2"> OU (</text:span><text:span text:style-name="Strong_20_Emphasis"><text:span text:style-name="T1">média &gt;= 5</text:span></text:span><text:span text:style-name="T2"> e </text:span><text:span text:style-name="Strong_20_Emphasis"><text:span text:style-name="T1">frequência &gt;= 75%</text:span></text:span><text:span text:style-name="T2">).</text:span></text:p>
      <text:p text:style-name="P3"><text:span text:style-name="Strong_20_Emphasis"><text:span text:style-name="T3">Exemplo de Interação:</text:span></text:span></text:p>
      <text:p text:style-name="P4"><text:soft-page-break/><text:span text:style-name="Source_20_Text"><text:span text:style-name="T4">Digite a média: 6</text:span></text:span></text:p>
      <text:p text:style-name="P5"><text:span text:style-name="Source_20_Text"><text:span text:style-name="T4">Digite a frequência (%): 80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Aluno aprovado.</text:span></text:span></text:p>
      <text:p text:style-name="P2"><text:span text:style-name="Strong_20_Emphasis"><text:span text:style-name="T1">Exercício 13: Login Simples</text:span></text:span><text:span text:style-name="T2"><text:line-break/>(Complexidade: Média) - O acesso será permitido somente se o usuário for </text:span><text:span text:style-name="Strong_20_Emphasis"><text:span text:style-name="T1">"admin"</text:span></text:span><text:span text:style-name="T2"> e a senha for </text:span><text:span text:style-name="Strong_20_Emphasis"><text:span text:style-name="T1">"1234"</text:span></text:span><text:span text:style-name="T2">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o usuário: admin</text:span></text:span></text:p>
      <text:p text:style-name="P5"><text:span text:style-name="Source_20_Text"><text:span text:style-name="T4">Digite a senha: 1234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Acesso permitido.</text:span></text:span></text:p>
      <text:p text:style-name="P2"><text:span text:style-name="Strong_20_Emphasis"><text:span text:style-name="T1">Exercício 14: Número no Intervalo</text:span></text:span><text:span text:style-name="T2"><text:line-break/>(Complexidade: Média) - Informe se um número digitado está entre </text:span><text:span text:style-name="Strong_20_Emphasis"><text:span text:style-name="T1">10 e 50</text:span></text:span><text:span text:style-name="T2"> (inclusive)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um número: 25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O número está dentro do intervalo.</text:span></text:span></text:p>
      <text:p text:style-name="P2"><text:soft-page-break/><text:span text:style-name="Strong_20_Emphasis"><text:span text:style-name="T1">Exercício 15: Calculadora Básica</text:span></text:span><text:span text:style-name="T2"><text:line-break/>(Complexidade: Média) - Leia dois números e uma operação (+, -, *, /). Realize o cálculo correspondente. Se a operação for inválida, mostre erro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Número 1: 10</text:span></text:span></text:p>
      <text:p text:style-name="P5"><text:span text:style-name="Source_20_Text"><text:span text:style-name="T4">Número 2: 5</text:span></text:span></text:p>
      <text:p text:style-name="P5"><text:span text:style-name="Source_20_Text"><text:span text:style-name="T4">Operação: +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Resultado: 15</text:span></text:span></text:p>
      <text:p text:style-name="P2"><text:span text:style-name="Strong_20_Emphasis"><text:span text:style-name="T1">Exercício 16: Cálculo de IMC</text:span></text:span><text:span text:style-name="T2"><text:line-break/>(Complexidade: Média) - Calcule o IMC (Peso / Altura²) e classifique:<text:line-break/>- Abaixo de 18.5: Abaixo do peso<text:line-break/>- Entre 18.5 e 24.9: Peso normal<text:line-break/>- 25 ou mais: Sobrepeso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Peso (kg): 70</text:span></text:span></text:p>
      <text:p text:style-name="P5"><text:span text:style-name="Source_20_Text"><text:span text:style-name="T4">Altura (m): 1.75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IMC 22.8 - Peso normal.</text:span></text:span></text:p>
      <text:p text:style-name="P2"><text:soft-page-break/><text:span text:style-name="Strong_20_Emphasis"><text:span text:style-name="T1">Exercício 17: É um Triângulo?</text:span></text:span><text:span text:style-name="T2"><text:line-break/>(Complexidade: Média) - Para que três retas formem um triângulo, a soma de dois lados quaisquer deve ser maior que o terceiro lado. Leia 3 valores e diga se formam um triângulo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Lado A: 10</text:span></text:span></text:p>
      <text:p text:style-name="P5"><text:span text:style-name="Source_20_Text"><text:span text:style-name="T4">Lado B: 5</text:span></text:span></text:p>
      <text:p text:style-name="P5"><text:span text:style-name="Source_20_Text"><text:span text:style-name="T4">Lado C: 20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Não forma um triângulo.</text:span></text:span></text:p>
      <text:p text:style-name="P2"><text:span text:style-name="Strong_20_Emphasis"><text:span text:style-name="T1">Exercício 18: Tipo de Triângulo</text:span></text:span><text:span text:style-name="T2"><text:line-break/>(Complexidade: Média) - Se formarem um triângulo (exercício anterior), classifique em:<text:line-break/>- Equilátero: 3 lados iguais.<text:line-break/>- Isósceles: 2 lados iguais.<text:line-break/>- Escaleno: 3 lados diferentes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Lados: 10, 10, 10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Triângulo Equilátero.</text:span></text:span></text:p>
      <text:p text:style-name="P2"><text:soft-page-break/><text:span text:style-name="Strong_20_Emphasis"><text:span text:style-name="T1">Exercício 19: Pode Votar? (Brasil)</text:span></text:span><text:span text:style-name="T2"><text:line-break/>(Complexidade: Média) - Leia a idade e classifique:<text:line-break/>- Menor de 16: Não vota.<text:line-break/>- 16 a 17 ou Acima de 70: Voto Facultativo.<text:line-break/>- 18 a 69: Voto Obrigatório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Idade: 16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Voto Facultativo.</text:span></text:span></text:p>
      <text:p text:style-name="P2"><text:span text:style-name="Strong_20_Emphasis"><text:span text:style-name="T1">Exercício 20: Reajuste Salarial</text:span></text:span><text:span text:style-name="T2"><text:line-break/>(Complexidade: Média) - Calcule o aumento salarial:<text:line-break/>- Salários até R$ 1500: aumento de 20%<text:line-break/>- Entre R$ 1500 e R$ 3000: aumento de 15%<text:line-break/>- Acima de R$ 3000: aumento de 10%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Salário atual: 2000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Novo salário: R$ 2300.00 (15% de aumento).</text:span></text:span></text:p>
      <text:p text:style-name="P2"><text:soft-page-break/><text:span text:style-name="Strong_20_Emphasis"><text:span text:style-name="T1">Exercício 21: Ordenar Três Valores</text:span></text:span><text:span text:style-name="T2"><text:line-break/>(Complexidade: Alta) - Receba três valores distintos e os imprima em ordem crescente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o 1º valor: 30</text:span></text:span></text:p>
      <text:p text:style-name="P5"><text:span text:style-name="Source_20_Text"><text:span text:style-name="T4">Digite o 2º valor: 10</text:span></text:span></text:p>
      <text:p text:style-name="P5"><text:span text:style-name="Source_20_Text"><text:span text:style-name="T4">Digite o 3º valor: 20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10, 20, 30.</text:span></text:span></text:p>
      <text:p text:style-name="P2"><text:span text:style-name="Strong_20_Emphasis"><text:span text:style-name="T1">Exercício 22: Ano Bissexto</text:span></text:span><text:span text:style-name="T2"><text:line-break/>(Complexidade: Alta) - Um ano é bissexto se for divisível por 4. Porém, se for divisível por 100, ele NÃO é bissexto, a menos que seja divisível também por 400. Crie um algoritmo que valide isso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Digite o ano: 2024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2024 é bissexto.</text:span></text:span></text:p>
      <text:p text:style-name="P2"><text:span text:style-name="Strong_20_Emphasis"><text:span text:style-name="T1">Exercício 23: Quadrante Cartesiano</text:span></text:span><text:span text:style-name="T2"><text:line-break/>(Complexidade: Alta) - Leia as coordenadas X e Y de um ponto e diga em qual quadrante ele está (1º, 2º, 3º, 4º) ou se está sobre um dos eixos ou na origem (0,0).</text:span></text:p>
      <text:p text:style-name="P3"><text:soft-page-break/><text:span text:style-name="Strong_20_Emphasis"><text:span text:style-name="T3">Exemplo de Interação:</text:span></text:span></text:p>
      <text:p text:style-name="P4"><text:span text:style-name="Source_20_Text"><text:span text:style-name="T4">X: -5, Y: 2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2º Quadrante.</text:span></text:span></text:p>
      <text:p text:style-name="P2"><text:span text:style-name="Strong_20_Emphasis"><text:span text:style-name="T1">Exercício 24: Bhaskara (Raízes)</text:span></text:span><text:span text:style-name="T2"><text:line-break/>(Complexidade: Alta) - Calcule as raízes de uma equação de 2º grau ($ax^2 + bx + c$).<text:line-break/>- Se Delta &lt; 0: Não existem raízes reais.<text:line-break/>- Se Delta = 0: Uma raiz real.<text:line-break/>- Se Delta &gt; 0: Duas raízes reais.</text:span></text:p>
      <text:p text:style-name="P3"><text:span text:style-name="Strong_20_Emphasis"><text:span text:style-name="T3">Exemplo de Interação:</text:span></text:span></text:p>
      <text:p text:style-name="P4"><text:span text:style-name="Source_20_Text"><text:span text:style-name="T4">a: 1, b: -3, c: 2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Duas raízes: 2 e 1.</text:span></text:span></text:p>
      <text:p text:style-name="P2"><text:span text:style-name="Strong_20_Emphasis"><text:span text:style-name="T1">Exercício 25: Caixa Eletrônico (Notas)</text:span></text:span><text:span text:style-name="T2"><text:line-break/>(Complexidade: Alta) - O caixa só tem notas de R$ 10, R$ 20 e R$ 50. O usuário quer sacar um valor. Verifique se o valor solicitado é possível de ser sacado com essas notas (ou seja, se é múltiplo de 10). Se não for, informe erro.</text:span></text:p>
      <text:p text:style-name="P3"><text:span text:style-name="Strong_20_Emphasis"><text:span text:style-name="T3">Exemplo de Interação:</text:span></text:span></text:p>
      <text:p text:style-name="P4"><text:soft-page-break/><text:span text:style-name="Source_20_Text"><text:span text:style-name="T4">Saque: 55</text:span></text:span></text:p>
      <text:p text:style-name="P5"><text:span text:style-name="Source_20_Text"><text:span text:style-name="T4">---</text:span></text:span></text:p>
      <text:p text:style-name="P5"><text:span text:style-name="Source_20_Text"><text:span text:style-name="T4">Saída: Valor inválido. Notas disponíveis: 10, 20, 50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34:23.257218700</meta:creation-date>
    <dc:date>2026-04-04T22:35:03.936652800</dc:date>
    <meta:editing-duration>PT41S</meta:editing-duration>
    <meta:editing-cycles>1</meta:editing-cycles>
    <meta:document-statistic meta:table-count="0" meta:image-count="0" meta:object-count="0" meta:page-count="12" meta:paragraph-count="136" meta:word-count="1146" meta:character-count="6356" meta:non-whitespace-character-count="5348"/>
    <meta:generator>LibreOffice/26.2.2.2$Windows_X86_64 LibreOffice_project/1f77d10d6938fd34972958f64b2bcfa54f8b1ba5</meta:generator>
  </office:meta>
</office:document-meta>
</file>